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21cm"/>
    </style:style>
    <style:style style:name="co2" style:family="table-column">
      <style:table-column-properties fo:break-before="auto" style:column-width="6.465cm"/>
    </style:style>
    <style:style style:name="co3" style:family="table-column">
      <style:table-column-properties fo:break-before="auto" style:column-width="5.94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LIBRA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roject Name</text:p>
          </table:table-cell>
          <table:table-cell table:style-name="ce2" office:value-type="string">
            <text:p>Library</text:p>
          </table:table-cell>
          <table:table-cell table:style-name="ce2" office:value-type="string">
            <text:p>DESCRIPTION (USAGE)</text:p>
          </table:table-cell>
          <table:table-cell/>
        </table:table-row>
        <table:table-row table:style-name="ro2">
          <table:table-cell office:value-type="string">
            <text:p>mufins-2.5</text:p>
          </table:table-cell>
          <table:table-cell office:value-type="string">
            <text:p>struts-core-1.3.10.jar</text:p>
          </table:table-cell>
          <table:table-cell office:value-type="string">
            <text:p>STRUTS 1</text:p>
          </table:table-cell>
          <table:table-cell/>
        </table:table-row>
        <table:table-row table:style-name="ro2">
          <table:table-cell/>
          <table:table-cell office:value-type="string">
            <text:p>struts-el-1.3.10.ja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truts-extras-1.3.10.ja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truts-scripting-1.3.10.ja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truts-taglib-1.3.10.ja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truts-tiles-1.3.10.jar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>
            <text:p>hibernate-annotations.jar</text:p>
          </table:table-cell>
          <table:table-cell office:value-type="string">
            <text:p>HIBERNATE 3</text:p>
          </table:table-cell>
          <table:table-cell/>
        </table:table-row>
        <table:table-row table:style-name="ro2">
          <table:table-cell/>
          <table:table-cell office:value-type="string">
            <text:p>hibernate-cglib-repack-2.1_3.ja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ibernate-commons-annotations.ja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ibernate-entitymanager.ja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ibernate-jpa-2.0-api-1.0.0.Final.ja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ibernate3.jar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>
            <text:p>activation.ja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ntlr-2.7.6.ja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sm-attrs.ja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sm.ja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3p0-0.9.1.2.ja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glib-2.1.3.ja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ommons-beanutils-1.6.ja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ommons-chain-1.2.ja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ommons-codec-1.1.ja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ommons-collections-3.1.ja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ommons-configuration-1.1.ja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ommons-digester-1.8.ja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ommons-fileupload-1.1.1.ja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ommons-io-1.1.ja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ommons-lang-2.1.ja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ommons-logging-1.0.4.ja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ommons-math-1.0.ja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ommons-net-2.0.ja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ommons-validator-1.3.1.ja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oncurrent-1.3.4.ja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om4j-1.6.1.ja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ehcache-1.2.3.ja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ejb3-persistence.ja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ext-1.4.ja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jakarta-regexp-1.2.ja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jasypt-1.6.ja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jaxen-1.1-beta-7.ja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jaxen-full.ja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jCharts-0.7.5.ja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jdbc2_0-stdext.ja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jfreechart-1.0.0.ja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jgroups-2.2.8.ja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jstl-1.0.2.ja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jta-1.1.ja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jxl.ja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log4j-1.2.8.ja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mail.jar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>
            <text:p>ojdbc6.jar</text:p>
          </table:table-cell>
          <table:table-cell office:value-type="string">
            <text:p>ORACLE</text:p>
          </table:table-cell>
          <table:table-cell/>
        </table:table-row>
        <table:table-row table:style-name="ro2">
          <table:table-cell/>
          <table:table-cell office:value-type="string">
            <text:p>orai18n.ja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oro-2.0.8.jar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>
            <text:p>postgresql-8.3-604.jdbc4.jar</text:p>
          </table:table-cell>
          <table:table-cell office:value-type="string">
            <text:p>POSTGRE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>
            <text:p>slf4j-api-1.5.2.ja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lf4j-jdk14-1.5.0.ja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tandard-1.0.6.ja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velocity-1.4.ja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xml-apis.jar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d" fo:country="ID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103">
      <style:text-properties fo:color="#ff0000"/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13/11/2014</text:date>, <text:time>16:0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PLOYMENT SMMF</meta:initial-creator>
    <meta:creation-date>2014-11-13T11:32:15.13</meta:creation-date>
    <dc:date>2014-11-13T16:00:16.12</dc:date>
    <dc:creator>DEPLOYMENT SMMF</dc:creator>
    <meta:editing-duration>PT4H27M59S</meta:editing-duration>
    <meta:editing-cycles>5</meta:editing-cycles>
    <meta:generator>OpenOffice/4.1.1$Win32 OpenOffice.org_project/411m6$Build-9775</meta:generator>
    <meta:document-statistic meta:table-count="3" meta:cell-count="66" meta:object-count="0"/>
  </office:meta>
</office:document-meta>
</file>